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8a1a" officeooo:paragraph-rsid="000c8a1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c8a1a" officeooo:paragraph-rsid="000c8a1a" style:font-weight-asian="normal" style:font-weight-complex="normal"/>
    </style:style>
    <style:style style:name="T1" style:family="text">
      <style:text-properties officeooo:rsid="000dba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I UX</text:p>
      <text:p text:style-name="P1"/>
      <text:p text:style-name="P1"/>
      <text:p text:style-name="P1"/>
      <text:p text:style-name="P2">Contraintes mobile :</text:p>
      <text:p text:style-name="P2"/>
      <text:p text:style-name="P2">1. Taille de l’écran</text:p>
      <text:p text:style-name="P2">2. Autonomie (24h→ pas de fichiers ou de processus trop gourmands en ressources)</text:p>
      <text:p text:style-name="P2">3. Le réseau (problèmes de réception→ L’appli doit être indépendante)</text:p>
      <text:p text:style-name="P2">4. Utilisation aisée en mode nomade (l’interface doit être simple et les boutons/liens de bonne taille et bien agencés pour répondre à la contrainte de la navigation au doigt)</text:p>
      <text:p text:style-name="P2"/>
      <text:p text:style-name="P2">- Rapidité de captation de l’information</text:p>
      <text:p text:style-name="P2">- <text:span text:style-name="T1">Fil d’actualité (aside nav en imag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9:42:19.993188867</meta:creation-date>
    <dc:date>2019-10-09T09:55:58.426752202</dc:date>
    <meta:editing-duration>PT3M28S</meta:editing-duration>
    <meta:editing-cycles>1</meta:editing-cycles>
    <meta:document-statistic meta:table-count="0" meta:image-count="0" meta:object-count="0" meta:page-count="1" meta:paragraph-count="8" meta:word-count="74" meta:character-count="448" meta:non-whitespace-character-count="382"/>
    <meta:generator>LibreOffice/6.0.7.3$Linux_X86_64 LibreOffice_project/00m0$Build-3</meta:generator>
  </office:meta>
</office:document-meta>
</file>